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f989f" officeooo:paragraph-rsid="000f989f"/>
    </style:style>
    <style:style style:name="P2" style:family="paragraph" style:parent-style-name="Text_20_body">
      <style:text-properties officeooo:paragraph-rsid="000e6447"/>
    </style:style>
    <style:style style:name="P3" style:family="paragraph" style:parent-style-name="Text_20_body">
      <style:text-properties officeooo:paragraph-rsid="000f989f"/>
    </style:style>
    <style:style style:name="P4" style:family="paragraph" style:parent-style-name="Text_20_body">
      <style:text-properties fo:font-weight="bold" officeooo:rsid="00121911" officeooo:paragraph-rsid="00121911" style:font-weight-asian="bold" style:font-weight-complex="bold"/>
    </style:style>
    <style:style style:name="P5" style:family="paragraph" style:parent-style-name="Text_20_body">
      <style:text-properties fo:font-weight="normal" officeooo:rsid="0010ba17" officeooo:paragraph-rsid="0010ba17" style:font-weight-asian="normal" style:font-weight-complex="normal"/>
    </style:style>
    <style:style style:name="P6" style:family="paragraph" style:parent-style-name="Text_20_body">
      <style:text-properties fo:font-weight="normal" officeooo:rsid="00121911" officeooo:paragraph-rsid="00121911" style:font-weight-asian="normal" style:font-weight-complex="normal"/>
    </style:style>
    <style:style style:name="P7" style:family="paragraph" style:parent-style-name="Heading_20_1">
      <style:text-properties fo:font-weight="bold" officeooo:rsid="00121911" officeooo:paragraph-rsid="000e6447" style:font-weight-asian="bold" style:font-weight-complex="bold"/>
    </style:style>
    <style:style style:name="P8" style:family="paragraph" style:parent-style-name="Heading_20_2">
      <style:text-properties officeooo:rsid="000e6447" officeooo:paragraph-rsid="000e6447"/>
    </style:style>
    <style:style style:name="P9" style:family="paragraph" style:parent-style-name="Heading_20_4">
      <style:text-properties officeooo:rsid="000f989f" officeooo:paragraph-rsid="000f989f"/>
    </style:style>
    <style:style style:name="P10" style:family="paragraph" style:parent-style-name="Text_20_body" style:list-style-name="L1">
      <style:text-properties fo:font-weight="bold" officeooo:rsid="0010ba17" officeooo:paragraph-rsid="0010ba17" style:font-weight-asian="bold" style:font-weight-complex="bold"/>
    </style:style>
    <style:style style:name="P11" style:family="paragraph" style:parent-style-name="Text_20_body" style:list-style-name="L2">
      <style:text-properties fo:font-weight="bold" officeooo:rsid="00121911" officeooo:paragraph-rsid="00121911" style:font-weight-asian="bold" style:font-weight-complex="bold"/>
    </style:style>
    <style:style style:name="P12" style:family="paragraph" style:parent-style-name="Text_20_body" style:list-style-name="List_20_1">
      <style:text-properties fo:font-weight="bold" officeooo:rsid="00121911" officeooo:paragraph-rsid="00121911" style:font-weight-asian="bold" style:font-weight-complex="bold"/>
    </style:style>
    <style:style style:name="P13" style:family="paragraph" style:parent-style-name="Text_20_body">
      <style:text-properties fo:font-weight="bold" officeooo:rsid="00121911" officeooo:paragraph-rsid="000e6447" style:font-weight-asian="bold" style:font-weight-complex="bold"/>
    </style:style>
    <style:style style:name="P14" style:family="paragraph" style:parent-style-name="Text_20_body" style:list-style-name="L1">
      <style:text-properties fo:font-weight="normal" officeooo:rsid="0010ba17" officeooo:paragraph-rsid="0010ba17" style:font-weight-asian="normal" style:font-weight-complex="normal"/>
    </style:style>
    <style:style style:name="P15" style:family="paragraph" style:parent-style-name="Text_20_body" style:list-style-name="L2">
      <style:text-properties fo:font-weight="normal" officeooo:rsid="00121911" officeooo:paragraph-rsid="00121911" style:font-weight-asian="normal" style:font-weight-complex="normal"/>
    </style:style>
    <style:style style:name="P16" style:family="paragraph" style:parent-style-name="Text_20_body" style:list-style-name="L3"/>
    <style:style style:name="P17" style:family="paragraph" style:parent-style-name="Text_20_body" style:list-style-name="L3">
      <style:paragraph-properties fo:margin-top="0cm" fo:margin-bottom="0cm" style:contextual-spacing="false"/>
    </style:style>
    <style:style style:name="P18" style:family="paragraph" style:parent-style-name="Text_20_body" style:list-style-name="L4"/>
    <style:style style:name="P19" style:family="paragraph" style:parent-style-name="Text_20_body" style:list-style-name="L4">
      <style:paragraph-properties fo:margin-top="0cm" fo:margin-bottom="0cm" style:contextual-spacing="false"/>
    </style:style>
    <style:style style:name="P20" style:family="paragraph" style:parent-style-name="Text_20_body" style:list-style-name="L5"/>
    <style:style style:name="P21" style:family="paragraph" style:parent-style-name="Text_20_body" style:list-style-name="L5">
      <style:paragraph-properties fo:margin-top="0cm" fo:margin-bottom="0cm" style:contextual-spacing="false"/>
    </style:style>
    <style:style style:name="P22" style:family="paragraph" style:parent-style-name="Text_20_body" style:list-style-name="L6"/>
    <style:style style:name="P23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officeooo:rsid="000f989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2191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Strong_20_Emphasis">Relatório do Projeto: Decoder ARM Assembly</text:span></text:h>
      <text:h text:style-name="Heading_20_2" text:outline-level="2"><text:span text:style-name="Strong_20_Emphasis">1. Introdução</text:span></text:h>
      <text:p text:style-name="Text_20_body">Este relatório descreve o desenvolvimento de um software para decodificação de instruções em Assembly ARM. O projeto foi implementado como parte das atividades da disciplina de Arquitetura II, com o objetivo de explorar o funcionamento e a análise de instruções no nível de baixo nível do processador ARM. O trabalho foi desenvolvido utilizando a linguagem de programação C e conta com diversos módulos para uma estrutura modular e eficiente.</text:p>
      <text:p text:style-name="Horizontal_20_Line"/>
      <text:h text:style-name="Heading_20_2" text:outline-level="2"><text:span text:style-name="Strong_20_Emphasis">2. Objetivo</text:span></text:h>
      <text:p text:style-name="Text_20_body">O objetivo principal do projeto é criar um programa capaz de:</text:p>
      <text:list text:style-name="L3">
        <text:list-item>
          <text:p text:style-name="P17">Ler instruções em formato hexadecimal a partir de um arquivo.</text:p>
        </text:list-item>
        <text:list-item>
          <text:p text:style-name="P17">Validar as instruções fornecidas.</text:p>
        </text:list-item>
        <text:list-item>
          <text:p text:style-name="P17">Decodificar as instruções ARM em diferentes categorias, como operações condicionais, acesso a registradores e operações gerais.</text:p>
        </text:list-item>
        <text:list-item>
          <text:p text:style-name="P16">Exibir informações detalhadas sobre as instruções decodificadas.</text:p>
        </text:list-item>
      </text:list>
      <text:p text:style-name="Horizontal_20_Line"/>
      <text:h text:style-name="Heading_20_2" text:outline-level="2"><text:span text:style-name="Strong_20_Emphasis">3. Estrutura do Projeto</text:span></text:h>
      <text:p text:style-name="Text_20_body">O projeto foi organizado em uma estrutura modular, onde cada funcionalidade está implementada em arquivos separados, promovendo legibilidade, manutenção e reutilização de código. Os principais arquivos do projeto são:</text:p>
      <text:h text:style-name="Heading_20_3" text:outline-level="3"><text:span text:style-name="Strong_20_Emphasis">3.1. Arquivos Fonte</text:span></text:h>
      <text:list text:style-name="L4">
        <text:list-item>
          <text:p text:style-name="P19"><text:span text:style-name="Strong_20_Emphasis"><text:span text:style-name="Source_20_Text">main.c</text:span></text:span>: Arquivo principal do programa que gerencia a execução geral, integração dos módulos e fluxo do software.</text:p>
        </text:list-item>
        <text:list-item>
          <text:p text:style-name="P19"><text:span text:style-name="Strong_20_Emphasis"><text:span text:style-name="Source_20_Text">decoder.c</text:span></text:span>: Implementa a lógica de decodificação geral das instruções ARM.</text:p>
        </text:list-item>
        <text:list-item>
          <text:p text:style-name="P19"><text:span text:style-name="Strong_20_Emphasis"><text:span text:style-name="Source_20_Text">decoder_cond.c</text:span></text:span>: Contém as funções específicas para decodificar condições de instrução (ex.: condições de execução baseadas em flags).</text:p>
        </text:list-item>
        <text:list-item>
          <text:p text:style-name="P19"><text:span text:style-name="Strong_20_Emphasis"><text:span text:style-name="Source_20_Text">decoder_regs.c</text:span></text:span>: Responsável pela manipulação e decodificação de registradores utilizados nas instruções ARM.</text:p>
        </text:list-item>
        <text:list-item>
          <text:p text:style-name="P19"><text:span text:style-name="Strong_20_Emphasis"><text:span text:style-name="Source_20_Text">read_file.c</text:span></text:span>: Implementa as funções para leitura de instruções a partir de arquivos de entrada.</text:p>
        </text:list-item>
        <text:list-item>
          <text:p text:style-name="P18"><text:span text:style-name="Strong_20_Emphasis"><text:span text:style-name="Source_20_Text">valid_hex.c</text:span></text:span>: Contém as funções para validação de instruções no formato hexadecimal.</text:p>
        </text:list-item>
      </text:list>
      <text:p text:style-name="Horizontal_20_Line"/>
      <text:h text:style-name="Heading_20_2" text:outline-level="2"><text:soft-page-break/><text:span text:style-name="Strong_20_Emphasis">4. Metodologia</text:span></text:h>
      <text:list text:style-name="L5">
        <text:list-item>
          <text:p text:style-name="P20"><text:span text:style-name="Strong_20_Emphasis">Leitura de Arquivo</text:span>: O programa utiliza o módulo <text:span text:style-name="Source_20_Text">read_file.c</text:span> para abrir e processar um arquivo de entrada contendo instruções em hexadecimal. Cada linha do arquivo é lida e passada para as etapas seguintes.</text:p>
        </text:list-item>
        <text:list-item>
          <text:p text:style-name="P20"><text:span text:style-name="Strong_20_Emphasis">Validação de Instruções</text:span>: O módulo <text:span text:style-name="Source_20_Text">valid_hex.c</text:span> verifica se as instruções no arquivo estão no formato hexadecimal válido. Caso contrário, uma mensagem de erro é exibida e a instrução é ignorada.</text:p>
        </text:list-item>
        <text:list-item>
          <text:p text:style-name="P20"><text:span text:style-name="Strong_20_Emphasis">Decodificação</text:span>:</text:p>
          <text:list>
            <text:list-item>
              <text:p text:style-name="P21">O módulo <text:span text:style-name="Source_20_Text">decoder.c</text:span> realiza a decodificação geral, determinando o tipo de instrução e delegando tarefas para módulos especializados.</text:p>
            </text:list-item>
            <text:list-item>
              <text:p text:style-name="P21">O módulo <text:span text:style-name="Source_20_Text">decoder_cond.c</text:span> verifica condições de execução específicas baseadas em flags do processador ARM.</text:p>
            </text:list-item>
            <text:list-item>
              <text:p text:style-name="P21">O módulo <text:span text:style-name="Source_20_Text">decoder_regs.c</text:span> analisa e manipula registradores referenciados pelas instruções.</text:p>
            </text:list-item>
          </text:list>
        </text:list-item>
        <text:list-item>
          <text:p text:style-name="P20"><text:span text:style-name="Strong_20_Emphasis">Exibição dos Resultados</text:span>: Após a decodificação, as informações relevantes sobre cada instrução são exibidas no terminal ou salvas em um arquivo de saída.</text:p>
        </text:list-item>
      </text:list>
      <text:p text:style-name="Horizontal_20_Line"/>
      <text:h text:style-name="Heading_20_2" text:outline-level="2"><text:span text:style-name="Strong_20_Emphasis">5. Resultados</text:span></text:h>
      <text:p text:style-name="Text_20_body">O software desenvolvido é capaz de processar um arquivo de entrada com instruções ARM em formato hexadecimal, validá-las e decodificá-las com precisão. O resultado final é uma descrição detalhada das instruções, incluindo:</text:p>
      <text:list text:style-name="L6">
        <text:list-item>
          <text:p text:style-name="P23">Tipo da instrução (aritmética, lógica, controle de fluxo, etc.).</text:p>
        </text:list-item>
        <text:list-item>
          <text:p text:style-name="P23">Condições de execução.</text:p>
        </text:list-item>
        <text:list-item>
          <text:p text:style-name="P22">Registradores utilizados.</text:p>
        </text:list-item>
      </text:list>
      <text:p text:style-name="Text_20_body">Este programa pode ser expandido para suportar mais tipos de instruções e formatos de entrada, tornando-o uma ferramenta útil para estudantes e profissionais que trabalham com Assembly ARM.</text:p>
      <text:p text:style-name="Horizontal_20_Line"/>
      <text:h text:style-name="Heading_20_2" text:outline-level="2"><text:span text:style-name="Strong_20_Emphasis">6. Conclusão</text:span></text:h>
      <text:p text:style-name="Text_20_body">O desenvolvimento deste projeto permitiu a aplicação prática de conceitos de arquitetura de computadores, como instruções Assembly, flags condicionais e registradores. Além disso, reforçou a importância de boas práticas de programação, como modularidade e reutilização de código. Este trabalho pode servir como base para futuros projetos relacionados ao entendimento do conjunto de instruções ARM e à simulação de processadores.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1:07:38.626194930</meta:creation-date>
    <dc:date>2025-01-05T19:47:40.638788704</dc:date>
    <meta:editing-duration>PT2H10M7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34" meta:word-count="532" meta:character-count="3619" meta:non-whitespace-character-count="3141"/>
  </office:meta>
</office:document-meta>
</file>